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9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5.4cm"/>
    </style:style>
    <style:style style:name="gr4" style:family="graphic" style:parent-style-name="standard">
      <style:graphic-properties draw:textarea-horizontal-align="justify" draw:textarea-vertical-align="middle" draw:auto-grow-height="false" fo:min-height="1.656cm" fo:min-width="2.252cm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4.15cm" fo:min-width="3.7cm"/>
    </style:style>
    <style:style style:name="gr7" style:family="graphic" style:parent-style-name="standard">
      <style:graphic-properties draw:textarea-horizontal-align="justify" draw:textarea-vertical-align="middle" draw:auto-grow-height="false" fo:min-height="1.251cm" fo:min-width="3.1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11" style:family="graphic" style:parent-style-name="standard">
      <style:graphic-properties draw:textarea-horizontal-align="justify" draw:textarea-vertical-align="middle" draw:auto-grow-height="false" fo:min-height="3.551cm" fo:min-width="4.124cm"/>
    </style:style>
    <style:style style:name="gr12" style:family="graphic" style:parent-style-name="standard">
      <style:graphic-properties draw:textarea-horizontal-align="justify" draw:textarea-vertical-align="middle" draw:auto-grow-height="false" fo:min-height="2.151cm" fo:min-width="4.124cm"/>
    </style:style>
    <style:style style:name="gr13" style:family="graphic" style:parent-style-name="standard">
      <style:graphic-properties draw:textarea-horizontal-align="justify" draw:textarea-vertical-align="middle" draw:auto-grow-height="false" fo:min-height="1.092cm" fo:min-width="5.4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.8cm" svg:x="7.5cm" svg:y="0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6cm" svg:y1="2.4cm" svg:x2="10.6cm" svg:y2="4.2cm">
          <text:p/>
        </draw:line>
        <draw:custom-shape draw:style-name="gr3" draw:text-style-name="P1" draw:layer="layout" svg:width="5.9cm" svg:height="1.3cm" svg:x="7.629cm" svg:y="4.004cm">
          <text:p text:style-name="P1">Number ← 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4cm" svg:y1="5.4cm" svg:x2="10.3cm" svg:y2="7.3cm">
          <text:p/>
        </draw:line>
        <draw:custom-shape draw:style-name="gr4" draw:text-style-name="P1" xml:id="id2" draw:id="id2" draw:layer="layout" svg:width="3.9cm" svg:height="2.7cm" svg:x="8.4cm" svg:y="7.2cm">
          <text:p text:style-name="P1">While 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measurelines" svg:x1="10.3cm" svg:y1="9.9cm" svg:x2="10.3cm" svg:y2="11.4cm">
          <text:p/>
        </draw:line>
        <draw:custom-shape draw:style-name="gr5" draw:text-style-name="P1" draw:layer="measurelines" svg:width="3.2cm" svg:height="2.5cm" svg:x="8.6cm" svg:y="14.3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draw:layer="measurelines" svg:width="4.2cm" svg:height="4.4cm" svg:x="16.656cm" svg:y="0.359cm">
          <text:p text:style-name="P1"><text:span text:style-name="T1">KEY:</text:span></text:p>
          <text:p text:style-name="P1"><text:span text:style-name="T1"/></text:p>
          <text:p text:style-name="P1"><text:span text:style-name="T1">1. IF Number &gt; 20</text:span></text:p>
          <text:p text:style-name="P1"><text:span text:style-name="T1">ELIF Number &lt;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measurelines" svg:width="6cm" svg:height="1.5cm" svg:x="7.3cm" svg:y="11.6cm">
          <text:p text:style-name="P1">GET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measurelines" svg:x1="10.2cm" svg:y1="13cm" svg:x2="10.2cm" svg:y2="14.5cm">
          <text:p/>
        </draw:line>
        <draw:line draw:style-name="gr8" draw:text-style-name="P1" xml:id="id1" draw:id="id1" draw:layer="measurelines" svg:x1="11.8cm" svg:y1="15.5cm" svg:x2="16.5cm" svg:y2="15.4cm">
          <text:p/>
        </draw:line>
        <draw:connector draw:style-name="gr9" draw:text-style-name="P1" draw:layer="measurelines" svg:x1="16.5cm" svg:y1="15.45cm" svg:x2="12.3cm" svg:y2="8.55cm" draw:start-shape="id1" draw:start-glue-point="1" draw:end-shape="id2" draw:end-glue-point="10" svg:d="M16500 15450h501v-6900h-4701" svg:viewBox="0 0 4702 6901">
          <text:p/>
        </draw:connector>
        <draw:line draw:style-name="gr8" draw:text-style-name="P1" xml:id="id3" draw:id="id3" draw:layer="measurelines" svg:x1="8.8cm" svg:y1="15.6cm" svg:x2="4.7cm" svg:y2="15.6cm">
          <text:p/>
        </draw:line>
        <draw:connector draw:style-name="gr9" draw:text-style-name="P1" draw:layer="measurelines" svg:x1="4.7cm" svg:y1="15.6cm" svg:x2="8.4cm" svg:y2="8.55cm" draw:start-shape="id3" draw:start-glue-point="3" draw:end-shape="id2" draw:end-glue-point="6" svg:d="M4700 15600v-7050h3700" svg:viewBox="0 0 3701 7051">
          <text:p/>
        </draw:connector>
        <draw:line draw:style-name="gr8" draw:text-style-name="P1" draw:layer="measurelines" svg:x1="10.2cm" svg:y1="16.5cm" svg:x2="10.2cm" svg:y2="20.7cm">
          <text:p/>
        </draw:line>
        <draw:custom-shape draw:style-name="gr10" draw:text-style-name="P2" draw:layer="measurelines" svg:width="4cm" svg:height="0.7cm" svg:x="12.7cm" svg:y="15.8cm">
          <text:p text:style-name="P1"><text:span text:style-name="T1">Number &gt; 2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measurelines" svg:width="4cm" svg:height="0.7cm" svg:x="4.8cm" svg:y="15.8cm">
          <text:p text:style-name="P1"><text:span text:style-name="T1">Number &lt;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measurelines" svg:width="7.6cm" svg:height="3.8cm" svg:x="14.1cm" svg:y="10.3cm">
          <text:p text:style-name="P1"><text:span text:style-name="T1">PUT</text:span></text:p>
          <text:p text:style-name="P1"><text:span text:style-name="T1">The number that you have </text:span></text:p>
          <text:p text:style-name="P1"><text:span text:style-name="T1">entered is too hig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2" draw:layer="measurelines" svg:width="7.6cm" svg:height="3.8cm" svg:x="0.5cm" svg:y="10.2cm">
          <text:p text:style-name="P1"><text:span text:style-name="T1">PUT</text:span></text:p>
          <text:p text:style-name="P1"><text:span text:style-name="T1">The number that you have </text:span></text:p>
          <text:p text:style-name="P1"><text:span text:style-name="T1">entered is too lo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1" draw:layer="measurelines" svg:width="7.6cm" svg:height="2.4cm" svg:x="6.7cm" svg:y="20.6cm">
          <text:p text:style-name="P1"><text:span text:style-name="T1">PUT</text:span></text:p>
          <text:p text:style-name="P1">Thank you for the</text:p>
          <text:p text:style-name="P1">attemp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measurelines" svg:x1="10.5cm" svg:y1="22.9cm" svg:x2="10.5cm" svg:y2="25.1cm">
          <text:p/>
        </draw:line>
        <draw:custom-shape draw:style-name="gr13" draw:text-style-name="P1" draw:layer="measurelines" svg:width="6.6cm" svg:height="1.9cm" svg:x="7.9cm" svg:y="24.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2:30:04.289000000</meta:creation-date>
    <dc:date>2014-10-24T12:41:29.964000000</dc:date>
    <meta:editing-duration>PT11M27S</meta:editing-duration>
    <meta:editing-cycles>1</meta:editing-cycles>
    <meta:document-statistic meta:object-count="22"/>
    <meta:generator>LibreOffice/4.3.2.2$Windows_x86 LibreOffice_project/edfb5295ba211bd31ad47d0bad0118690f76407d</meta:generator>
  </office:meta>
</office:document-meta>
</file>